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WildcardDecl.allowNamespace( String namespa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WildcardDecl.subset2sets( String [ ] subSet , String [ ] supe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WildcardDecl.getProcessContentsAs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WildcardDecl.getProcess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getConstra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performIntersectionWith( XSWildcardDecl wildcard , short processContent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9">
            <text:p text:style-name="Table_20_Contents">29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XSWildcardDecl.union2sets( String [ ] one , String [ ] the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WildcardDecl.isSubsetOf( XSWildcardDecl superWildcar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SWildcardDecl.to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SWildcard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weakerProcessContents( XSWildcardDecl superWildca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WildcardDecl.areSame( XSWildcardDecl wildca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WildcardDec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elementInSet( String ele , String [ ]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WildcardDecl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getNsConstraint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WildcardDecl.intersect2sets( String [ ] one , String [ ] the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WildcardDecl.performUnionWith( XSWildcardDecl wildcard , short processContent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XSWildcard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